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text-properties fo:language="en" fo:country="GB" officeooo:paragraph-rsid="0e03342d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e03342d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e03342d" officeooo:paragraph-rsid="0e03342d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e0bda5c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paragraph-rsid="0e0463fc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paragraph-rsid="0e051aee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paragraph-rsid="0cc5fe5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e38fc62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fde805b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fdd6a33" style:font-size-asian="12pt" style:font-size-complex="12pt"/>
    </style:style>
    <style:style style:name="P31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32" style:family="paragraph" style:parent-style-name="Footnote">
      <style:text-properties style:font-name="Liberation Sans" officeooo:paragraph-rsid="0fe5136d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67c98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8" style:family="paragraph" style:parent-style-name="Standard">
      <style:text-properties officeooo:paragraph-rsid="0c8b5238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cc50ec9"/>
    </style:style>
    <style:style style:name="P43" style:family="paragraph" style:parent-style-name="Standard">
      <style:text-properties officeooo:paragraph-rsid="0cc5fe5b"/>
    </style:style>
    <style:style style:name="P44" style:family="paragraph" style:parent-style-name="Standard">
      <style:text-properties officeooo:paragraph-rsid="0d1ec96e"/>
    </style:style>
    <style:style style:name="P45" style:family="paragraph" style:parent-style-name="Standard">
      <style:text-properties officeooo:paragraph-rsid="0d8c21b9"/>
    </style:style>
    <style:style style:name="P46" style:family="paragraph" style:parent-style-name="Standard">
      <style:text-properties officeooo:paragraph-rsid="0dbec325"/>
    </style:style>
    <style:style style:name="P47" style:family="paragraph" style:parent-style-name="Standard">
      <style:text-properties officeooo:paragraph-rsid="0e03342d"/>
    </style:style>
    <style:style style:name="P48" style:family="paragraph" style:parent-style-name="Standard">
      <style:text-properties officeooo:paragraph-rsid="0e0bda5c"/>
    </style:style>
    <style:style style:name="P49" style:family="paragraph" style:parent-style-name="Standard">
      <style:text-properties officeooo:paragraph-rsid="0e2a40f4"/>
    </style:style>
    <style:style style:name="P50" style:family="paragraph" style:parent-style-name="Standard">
      <style:text-properties officeooo:paragraph-rsid="0e38fc62"/>
    </style:style>
    <style:style style:name="P51" style:family="paragraph" style:parent-style-name="Standard">
      <style:text-properties officeooo:paragraph-rsid="0e82f1b0"/>
    </style:style>
    <style:style style:name="P52" style:family="paragraph" style:parent-style-name="Footnote">
      <style:text-properties officeooo:rsid="043ccc66" officeooo:paragraph-rsid="0f40045a"/>
    </style:style>
    <style:style style:name="P53" style:family="paragraph" style:parent-style-name="Footnote">
      <style:text-properties officeooo:rsid="043ccc66" officeooo:paragraph-rsid="0f4dc0dc"/>
    </style:style>
    <style:style style:name="P54" style:family="paragraph" style:parent-style-name="Standard">
      <style:text-properties officeooo:paragraph-rsid="0f66ac77"/>
    </style:style>
    <style:style style:name="P55" style:family="paragraph" style:parent-style-name="Footnote">
      <style:text-properties officeooo:paragraph-rsid="0f40045a"/>
    </style:style>
    <style:style style:name="P56" style:family="paragraph" style:parent-style-name="Footnote">
      <style:text-properties officeooo:paragraph-rsid="0fce08f7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1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dc1b8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6" style:family="paragraph" style:parent-style-name="Standard">
      <style:text-properties officeooo:paragraph-rsid="0fba5a4f"/>
    </style:style>
    <style:style style:name="P6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8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311e2"/>
    </style:style>
    <style:style style:name="P70" style:family="paragraph" style:parent-style-name="Standard">
      <style:text-properties officeooo:paragraph-rsid="0fbbd67b"/>
    </style:style>
    <style:style style:name="P7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2" style:family="paragraph" style:parent-style-name="Standard">
      <style:text-properties officeooo:paragraph-rsid="0fc0c632"/>
    </style:style>
    <style:style style:name="P73" style:family="paragraph" style:parent-style-name="Standard">
      <style:text-properties officeooo:paragraph-rsid="0fc21b80"/>
    </style:style>
    <style:style style:name="P74" style:family="paragraph" style:parent-style-name="Standard">
      <style:text-properties officeooo:rsid="0dde9a1c" officeooo:paragraph-rsid="0dde9a1c"/>
    </style:style>
    <style:style style:name="P75" style:family="paragraph" style:parent-style-name="Standard">
      <style:text-properties officeooo:rsid="0dde9a1c" officeooo:paragraph-rsid="0f4adb30"/>
    </style:style>
    <style:style style:name="P76" style:family="paragraph" style:parent-style-name="Standard">
      <style:text-properties officeooo:rsid="0dde9a1c" officeooo:paragraph-rsid="0fdb91b2"/>
    </style:style>
    <style:style style:name="P77" style:family="paragraph" style:parent-style-name="Standard">
      <style:text-properties officeooo:rsid="0dde9a1c" officeooo:paragraph-rsid="0fdc0816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9" style:family="paragraph" style:parent-style-name="Standard">
      <style:text-properties officeooo:paragraph-rsid="0fc35f88"/>
    </style:style>
    <style:style style:name="P80" style:family="paragraph" style:parent-style-name="Standard">
      <style:text-properties officeooo:paragraph-rsid="0fc380a1"/>
    </style:style>
    <style:style style:name="P81" style:family="paragraph" style:parent-style-name="Standard">
      <style:text-properties officeooo:paragraph-rsid="0fc67c98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c6ead8" style:font-weight-asian="bold" style:font-weight-complex="bold"/>
    </style:style>
    <style:style style:name="P83" style:family="paragraph" style:parent-style-name="Standard">
      <style:text-properties officeooo:paragraph-rsid="0fc8b815"/>
    </style:style>
    <style:style style:name="P84" style:family="paragraph" style:parent-style-name="Standard">
      <style:text-properties officeooo:paragraph-rsid="0fcaaa01"/>
    </style:style>
    <style:style style:name="P85" style:family="paragraph" style:parent-style-name="Standard">
      <style:text-properties officeooo:paragraph-rsid="0fce858d"/>
    </style:style>
    <style:style style:name="P86" style:family="paragraph" style:parent-style-name="Standard">
      <style:text-properties officeooo:paragraph-rsid="0f4adb30"/>
    </style:style>
    <style:style style:name="P87" style:family="paragraph" style:parent-style-name="Standard">
      <style:text-properties officeooo:paragraph-rsid="0fd0b68a"/>
    </style:style>
    <style:style style:name="P88" style:family="paragraph" style:parent-style-name="Standard">
      <style:text-properties officeooo:paragraph-rsid="0fdc0816"/>
    </style:style>
    <style:style style:name="P89" style:family="paragraph" style:parent-style-name="Standard">
      <style:text-properties officeooo:paragraph-rsid="0fdc1b81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91" style:family="paragraph" style:parent-style-name="Standard" style:list-style-name="L1">
      <style:paragraph-properties fo:break-before="page"/>
      <style:text-properties officeooo:paragraph-rsid="0fd655f2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c8b645" style:font-size-asian="12pt" style:font-size-complex="12pt"/>
    </style:style>
    <style:style style:name="T16" style:family="text">
      <style:text-properties style:font-name="Liberation Sans" fo:font-size="12pt" fo:language="en" fo:country="GB" fo:font-weight="bold" officeooo:rsid="0fc8b645" style:font-size-asian="12pt" style:font-weight-asian="bold" style:font-size-complex="12pt" style:font-weight-complex="bold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adb3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aaa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c438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02755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aaa0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en" fo:country="GB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50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3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7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en" fo:country="GB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en" fo:country="GB" officeooo:rsid="0fc05fc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0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font-size="10pt" style:font-size-asian="10pt" style:font-size-complex="10pt"/>
    </style:style>
    <style:style style:name="T23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54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55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56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57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58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2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3" style:family="text">
      <style:text-properties style:text-line-through-style="none" style:text-line-through-type="none" style:font-name="Liberation Sans" style:text-underline-style="none" fo:font-weight="bold" officeooo:rsid="0b0f3a36" style:font-weight-asian="bold" style:font-weight-complex="bold"/>
    </style:style>
    <style:style style:name="T274" style:family="text">
      <style:text-properties style:text-line-through-style="none" style:text-line-through-type="none" style:font-name="Liberation Sans" style:text-underline-style="none" officeooo:rsid="0673d7fc"/>
    </style:style>
    <style:style style:name="T275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7" style:family="text">
      <style:text-properties style:text-line-through-style="none" style:text-line-through-type="none" style:font-name="Liberation Sans" style:text-underline-style="none" officeooo:rsid="0b0f3a36"/>
    </style:style>
    <style:style style:name="T278" style:family="text">
      <style:text-properties fo:language="en" fo:country="GB"/>
    </style:style>
    <style:style style:name="T279" style:family="text">
      <style:text-properties fo:language="en" fo:country="GB" officeooo:rsid="0e83c34e"/>
    </style:style>
    <style:style style:name="T280" style:family="text">
      <style:text-properties fo:language="en" fo:country="GB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2" style:family="text">
      <style:text-properties fo:language="en" fo:country="GB" officeooo:rsid="0f28d107"/>
    </style:style>
    <style:style style:name="T283" style:family="text">
      <style:text-properties fo:language="en" fo:country="GB" style:font-size-complex="12pt"/>
    </style:style>
    <style:style style:name="T284" style:family="text">
      <style:text-properties fo:language="en" fo:country="GB" officeooo:rsid="0f28d107" style:font-size-complex="12pt"/>
    </style:style>
    <style:style style:name="T285" style:family="text">
      <style:text-properties fo:font-size="8pt" style:font-size-asian="8pt" style:font-size-complex="8pt" loext:padding="0.049cm" loext:border="0.31pt solid #000000"/>
    </style:style>
    <style:style style:name="T286" style:family="text">
      <style:text-properties fo:font-weight="bold" officeooo:rsid="0fe2c54a" style:font-weight-asian="bold" style:font-weight-complex="bold"/>
    </style:style>
    <style:style style:name="T287" style:family="text">
      <style:text-properties fo:font-weight="bold" officeooo:rsid="0fe49cc7" style:font-weight-asian="bold" style:font-weight-complex="bold"/>
    </style:style>
    <style:style style:name="T288" style:family="text">
      <style:text-properties officeooo:rsid="0fe2c54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9" form:id="control1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20" form:id="control2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90"><text:span text:style-name="Strong_20_Emphasis"><text:span text:style-name="T171">Checklist for installing</text:span></text:span><text:span text:style-name="T210"> </text:span><text:span text:style-name="T210"><text:user-field-get text:name="Distro">Debian</text:user-field-get></text:span><text:span text:style-name="T211"><text:s/></text:span><text:span text:style-name="T211"><text:user-field-get text:name="Version">11</text:user-field-get></text:span><text:span text:style-name="Strong_20_Emphasis"><text:span text:style-name="T172"><text:s/></text:span></text:span><text:span text:style-name="Strong_20_Emphasis"><text:span text:style-name="T173">LTS</text:span></text:span><text:span text:style-name="T212"><text:note text:id="ftn1" text:note-class="footnote"><text:note-citation>1</text:note-citation><text:note-body><text:p text:style-name="P32"><text:span text:style-name="T198">L</text:span><text:span text:style-name="T199">TS stands for Long-Term Support, and this A</text:span><text:span text:style-name="T206">ugust</text:span><text:span text:style-name="T200"> </text:span><text:span text:style-name="Strong_20_Emphasis"><text:span text:style-name="T128"><text:user-field-get style:data-style-name="N0" text:name="Releaseyear">2021</text:user-field-get></text:span></text:span><text:span text:style-name="T203"><text:s/></text:span><text:span text:style-name="T208"><text:user-field-get text:name="Distro">Debian</text:user-field-get></text:span><text:span text:style-name="T209"><text:s/></text:span><text:span text:style-name="T209"><text:user-field-get text:name="Version">11</text:user-field-get></text:span><text:span text:style-name="Strong_20_Emphasis"><text:span text:style-name="T174"><text:s/></text:span></text:span><text:span text:style-name="T200">LTS </text:span><text:span text:style-name="T201">( </text:span><text:span text:style-name="T199">codenamed</text:span><text:span text:style-name="T201"> </text:span><text:span text:style-name="T202">B</text:span><text:span text:style-name="T201">ullseye) </text:span><text:span text:style-name="T199">will be </text:span><text:span text:style-name="T207">supported</text:span><text:span text:style-name="T199"> for five years until A</text:span><text:span text:style-name="T206">ugust</text:span><text:span text:style-name="T200"> </text:span><text:span text:style-name="T198">202</text:span><text:span text:style-name="T204">6</text:span><text:span text:style-name="T205">.</text:span></text:p></text:note-body></text:note></text:span><text:span text:style-name="T213"> </text:span><text:span text:style-name="T213"><text:user-field-get text:name="Edition">desktop</text:user-field-get></text:span><text:span text:style-name="T214">.</text:span></text:p>
      <text:p text:style-name="P9"/>
      <text:p text:style-name="P66"><text:span text:style-name="T32">Visit </text:span><text:a xlink:type="simple" xlink:href="https://karelzimmer.nl/" text:style-name="Internet_20_link" text:visited-style-name="Visited_20_Internet_20_Link"><text:span text:style-name="Internet_20_link"><text:span text:style-name="T263">karelzimmer.nl</text:span></text:span></text:a><text:span text:style-name="T32"> for this and other Linux documents, scripts, and information.</text:span></text:p>
      <text:p text:style-name="P63"/>
      <text:p text:style-name="P31"><text:span text:style-name="T150">This is a fillable PDF with </text:span><text:span text:style-name="Strong_20_Emphasis"><text:span text:style-name="T39">te</text:span></text:span><text:span text:style-name="Strong_20_Emphasis"><text:span text:style-name="T42">x</text:span></text:span><text:span text:style-name="Strong_20_Emphasis"><text:span text:style-name="T39">t</text:span></text:span><text:span text:style-name="T150"> </text:span><text:span text:style-name="T151">a</text:span><text:span text:style-name="T150">n</text:span><text:span text:style-name="T151">d</text:span><text:span text:style-name="Strong_20_Emphasis"><text:span text:style-name="T40"> </text:span></text:span><text:span text:style-name="Strong_20_Emphasis"><text:span text:style-name="T76"><draw:control text:anchor-type="as-char" draw:z-index="14" draw:name="Vorm3_ 1" draw:style-name="gr1" draw:text-style-name="P95" svg:width="0.35cm" svg:height="0.35cm" draw:control="control15"/></text:span></text:span><text:span text:style-name="T150"><text:s/>checkboxes; printing is not necessary.</text:span></text:p>
      <text:p text:style-name="P57"/>
      <text:p text:style-name="P67"><text:span text:style-name="Definition"><text:span text:style-name="T281">user</text:span></text:span><text:span text:style-name="T221"><text:tab/><text:tab/></text:span><text:span text:style-name="T220"> <text:tab/><text:tab/><text:tab/></text:span><text:span text:style-name="T222"><draw:control text:anchor-type="as-char" svg:y="-0.429cm" draw:z-index="15" draw:name="Gebruiker 2" draw:style-name="gr2" draw:text-style-name="P96" svg:width="6.002cm" svg:height="0.6cm" draw:control="control16"><svg:title>Gebruiker</svg:title><svg:desc>Volledige naam, bijv. Jan Stek</svg:desc></draw:control></text:span><text:span text:style-name="T222"><text:tab/></text:span><text:span text:style-name="T223">[</text:span><text:span text:style-name="T217">na</text:span><text:span text:style-name="T218">me,</text:span><text:span text:style-name="T217"> </text:span><text:span text:style-name="T218">e.g.</text:span><text:span text:style-name="T217"> </text:span><text:span text:style-name="T219">J</text:span><text:span text:style-name="T224">a</text:span><text:span text:style-name="T219">n </text:span><text:span text:style-name="T224">Jansen</text:span><text:span text:style-name="T225">]</text:span></text:p>
      <text:p text:style-name="P70"><text:span text:style-name="Definition"><text:span text:style-name="T216">USER</text:span></text:span><text:span text:style-name="Definition"><text:span text:style-name="T278">na</text:span></text:span><text:span text:style-name="Definition"><text:span text:style-name="T282">me</text:span></text:span><text:span text:style-name="T215"><text:tab/><text:tab/><text:tab/></text:span><text:span text:style-name="T215"><draw:control text:anchor-type="as-char" svg:y="-0.429cm" draw:z-index="16" draw:name="Gberuikersnaam 2" draw:style-name="gr2" draw:text-style-name="P96" svg:width="6.002cm" svg:height="0.6cm" draw:control="control17"><svg:title>Gebruikersnaam</svg:title><svg:desc>Korte naam, bijv. jan</svg:desc></draw:control></text:span><text:span text:style-name="T215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75">j</text:span><text:span text:style-name="T176">a</text:span><text:span text:style-name="T175">n</text:span><text:span text:style-name="T177">]</text:span></text:p>
      <text:p text:style-name="P67"><text:span text:style-name="Definition"><text:span text:style-name="T278">COMPUTERNA</text:span></text:span><text:span text:style-name="Definition"><text:span text:style-name="T282">me</text:span></text:span><text:span text:style-name="T226"><text:tab/></text:span><text:span text:style-name="T278"><draw:control text:anchor-type="as-char" svg:y="-0.429cm" draw:z-index="17" draw:name="Computernaam 1" draw:style-name="gr2" draw:text-style-name="P96" svg:width="6.002cm" svg:height="0.6cm" draw:control="control18"><svg:title>Computernaam</svg:title><svg:desc>Unieke naam van de computer</svg:desc></draw:control></text:span><text:span text:style-name="T278"><text:tab/></text:span><text:span text:style-name="T230">[</text:span><text:span text:style-name="T227">na</text:span><text:span text:style-name="T231">me of the</text:span><text:span text:style-name="T227"> compute</text:span><text:span text:style-name="T228">r, </text:span><text:span text:style-name="T231">e.g.</text:span><text:span text:style-name="T232"> </text:span><text:span text:style-name="T233">pc02</text:span><text:span text:style-name="T230">]</text:span></text:p>
      <text:p text:style-name="P67"><text:span text:style-name="Definition"><text:span text:style-name="T278">START</text:span></text:span><text:span text:style-name="Definition"><text:span text:style-name="T282">up</text:span></text:span><text:span text:style-name="Definition"><text:span text:style-name="T278">MEnU</text:span></text:span><text:span text:style-name="T222"><text:tab/><text:tab/></text:span><text:span text:style-name="T222"><draw:control text:anchor-type="as-char" svg:y="-0.429cm" draw:z-index="18" draw:name="Opstartmenu 1" draw:style-name="gr2" draw:text-style-name="P96" svg:width="6.002cm" svg:height="0.6cm" draw:control="control19"><svg:title>Opstartmenu</svg:title><svg:desc>Toets voor het opstartmenu ("bootmenu")</svg:desc></draw:control></text:span><text:span text:style-name="T222"><text:tab/></text:span><text:span text:style-name="T230">[</text:span><text:span text:style-name="T227">key for the bootable medium</text:span><text:span text:style-name="T234">]</text:span></text:p>
      <text:p text:style-name="P67"><text:span text:style-name="Definition"><text:span text:style-name="T229">SETTINGS</text:span></text:span><text:span text:style-name="T229"> <text:tab/><text:tab/><text:tab/></text:span><text:span text:style-name="T229"><draw:control text:anchor-type="as-char" svg:y="-0.429cm" draw:z-index="19" draw:name="Instellingen 1" draw:style-name="gr2" draw:text-style-name="P96" svg:width="6.002cm" svg:height="0.6cm" draw:control="control20"><svg:title>Instellingen</svg:title><svg:desc>Toets voor het BIOS/UEFI-scherm ("setup")</svg:desc></draw:control></text:span><text:span text:style-name="T229"><text:tab/></text:span><text:span text:style-name="T230">[</text:span><text:span text:style-name="T227">key for the UEFI BIOS screen</text:span><text:span text:style-name="T230">]</text:span></text:p>
      <text:p text:style-name="P67"><text:span text:style-name="Definition"><text:span text:style-name="T241">USER2</text:span></text:span><text:span text:style-name="T248"><text:tab/></text:span><text:span text:style-name="T253"> <text:tab/><text:tab/><text:tab/></text:span><text:span text:style-name="T259"><draw:control text:anchor-type="as-char" svg:y="-0.429cm" draw:z-index="20" draw:name="Gebruiker 3" draw:style-name="gr2" draw:text-style-name="P96" svg:width="6.002cm" svg:height="0.6cm" draw:control="control21"><svg:title>Gebruiker</svg:title><svg:desc>Volledige naam, bijv. Jan Stek</svg:desc></draw:control></text:span><text:span text:style-name="T259"><text:tab/></text:span><text:span text:style-name="T260">[</text:span><text:span text:style-name="T254">na</text:span><text:span text:style-name="T256">me</text:span><text:span text:style-name="T254"> possibly</text:span><text:span text:style-name="T255"> 2</text:span><text:span text:style-name="T261">e</text:span><text:span text:style-name="T255"> USER</text:span><text:span text:style-name="T257">]</text:span></text:p>
      <text:p text:style-name="P70"><text:span text:style-name="Definition"><text:span text:style-name="T241">USERN</text:span></text:span><text:span text:style-name="Definition"><text:span text:style-name="T242">a</text:span></text:span><text:span text:style-name="Definition"><text:span text:style-name="T243">me</text:span></text:span><text:span text:style-name="Definition"><text:span text:style-name="T241">2</text:span></text:span><text:span text:style-name="Definition"><text:span text:style-name="T252"><text:tab/><text:tab/></text:span></text:span><text:span text:style-name="T258"><draw:control text:anchor-type="as-char" svg:y="-0.429cm" draw:z-index="21" draw:name="Gberuikersnaam 3" draw:style-name="gr2" draw:text-style-name="P96" svg:width="6.002cm" svg:height="0.6cm" draw:control="control22"><svg:title>Gebruikersnaam</svg:title><svg:desc>Korte naam, bijv. jan</svg:desc></draw:control></text:span><text:span text:style-name="T258"><text:tab/></text:span><text:span text:style-name="T245">[</text:span><text:span text:style-name="T246">user</text:span><text:span text:style-name="T244"> na</text:span><text:span text:style-name="T247">me</text:span><text:span text:style-name="T249"> possibly</text:span><text:span text:style-name="T250"> 2</text:span><text:span text:style-name="T262">e</text:span><text:span text:style-name="T250"> USER</text:span><text:span text:style-name="T251">]</text:span></text:p>
      <text:p text:style-name="P67"><text:span text:style-name="T178">Replace the </text:span><text:span text:style-name="T190">underlined</text:span><text:span text:style-name="T178"> words in this checklist with those in the </text:span><text:span text:style-name="Strong_20_Emphasis"><text:span text:style-name="T46">te</text:span></text:span><text:span text:style-name="Strong_20_Emphasis"><text:span text:style-name="T67">x</text:span></text:span><text:span text:style-name="Strong_20_Emphasis"><text:span text:style-name="T46">t </text:span></text:span><text:span text:style-name="Strong_20_Emphasis"><text:span text:style-name="T67">box</text:span></text:span><text:span text:style-name="T178">.</text:span></text:p>
      <text:p text:style-name="P5"/>
      <text:p text:style-name="P5"/>
      <text:p text:style-name="P68"><text:span text:style-name="T186">Not yet on Linux?</text:span><text:span text:style-name="T179"><text:tab/></text:span><text:span text:style-name="T184"><text:tab/></text:span><text:span text:style-name="T185">Use</text:span><text:span text:style-name="T180"> </text:span><text:span text:style-name="Strong_20_Emphasis"><text:span text:style-name="T188">Checklist m</text:span></text:span><text:span text:style-name="Strong_20_Emphasis"><text:span text:style-name="T189">oving</text:span></text:span><text:span text:style-name="T180"> o</text:span><text:span text:style-name="T183">n</text:span><text:span text:style-name="T180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81"> </text:span><text:span text:style-name="T183">u</text:span><text:span text:style-name="T181">nder </text:span><text:span text:style-name="T187">Linux</text:span><text:span text:style-name="T182">.</text:span></text:p>
      <text:p text:style-name="P62"><text:span text:style-name="T272">New installation?</text:span><text:span text:style-name="T274"><text:tab/></text:span><text:span text:style-name="T275"></text:span><text:span text:style-name="T276"><text:tab/>Start at chapter</text:span><text:span text:style-name="T274"> </text:span><text:span text:style-name="T272"><text:bookmark-ref text:reference-format="page" text:ref-name="__RefNumPara__4009_1271708128">1</text:bookmark-ref></text:span><text:span text:style-name="T274"><text:s text:c="2"/></text:span><text:span text:style-name="T273"><text:bookmark-ref text:reference-format="text" text:ref-name="__RefNumPara__4009_1271708128"/></text:span><text:span text:style-name="T277">.</text:span></text:p>
      <text:p text:style-name="P64"/>
      <text:p text:style-name="P67"><text:span text:style-name="Strong_20_Emphasis"><text:span text:style-name="T35"/></text:span></text:p>
      <text:list xml:id="list3756698980" text:style-name="L1">
        <text:list-item>
          <text:p text:style-name="P92"><text:bookmark-start text:name="__RefNumPara__4083_1271708128"/>Preparing installation<text:bookmark-end text:name="__RefNumPara__4083_1271708128"/></text:p>
        </text:list-item>
      </text:list>
      <text:p text:style-name="P5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2"><text:span text:style-name="Strong_20_Emphasis"><text:span text:style-name="T47"><text:s/></text:span></text:span><text:span text:style-name="Strong_20_Emphasis"><text:span text:style-name="T78"><draw:control text:anchor-type="as-char" draw:z-index="0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43">Log in as </text:span></text:span><text:span text:style-name="Definition"><text:span text:style-name="T9">USER</text:span></text:span><text:span text:style-name="Definition"><text:span text:style-name="T18"><text:note text:id="ftn2" text:note-class="footnote"><text:note-citation>2</text:note-citation><text:note-body><text:p text:style-name="P52"><text:span text:style-name="User_20_Entry"><text:span text:style-name="T137">Login any additional </text:span></text:span><text:span text:style-name="Definition"><text:span text:style-name="T237">USER</text:span></text:span><text:span text:style-name="User_20_Entry"><text:span text:style-name="T138">s</text:span></text:span><text:span text:style-name="User_20_Entry"><text:span text:style-name="T148"> </text:span></text:span><text:span text:style-name="User_20_Entry"><text:span text:style-name="T137">and follow the same steps.</text:span></text:span></text:p></text:note-body></text:note>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38"><text:span text:style-name="Strong_20_Emphasis"><text:span text:style-name="T47"><text:s/></text:span></text:span></text:p>
          </table:table-cell>
          <table:table-cell table:style-name="_31_._5f_Installatie_5f_voorbereiden.A1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42"><text:span text:style-name="Strong_20_Emphasis"><text:span text:style-name="T47"><text:s/></text:span></text:span><text:span text:style-name="Strong_20_Emphasis"><text:span text:style-name="T78"><draw:control text:anchor-type="as-char" draw:z-index="7" draw:name="Vorm4" draw:style-name="gr1" draw:text-style-name="P95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47">Install </text:span></text:span><text:span text:style-name="Strong_20_Emphasis"><text:span text:style-name="T49">pa</text:span></text:span><text:span text:style-name="Strong_20_Emphasis"><text:span text:style-name="T68">ckage</text:span></text:span><text:span text:style-name="Strong_20_Emphasis"><text:span text:style-name="T49"> kz</text:span></text:span><text:span text:style-name="Strong_20_Emphasis"><text:span text:style-name="T49"><text:note text:id="ftn3" text:note-class="footnote"><text:note-citation>3</text:note-citation><text:note-body><text:p text:style-name="P55"><text:span text:style-name="T27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0">karelzimmer.nl</text:span></text:span></text:a><text:span text:style-name="T279">) for installing and managing Debian and Debian based systems like Ubuntu.</text:span></text:p></text:note-body></text:note></text:span></text:span><text:span text:style-name="Strong_20_Emphasis"><text:span text:style-name="T49"> by pressing the </text:span></text:span><text:span text:style-name="Strong_20_Emphasis"><text:span text:style-name="T54">Super</text:span></text:span><text:span text:style-name="Strong_20_Emphasis"><text:span text:style-name="T45"> </text:span></text:span><text:span text:style-name="Strong_20_Emphasis"><text:span text:style-name="T69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85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52">, </text:span></text:span><text:span text:style-name="Strong_20_Emphasis"><text:span text:style-name="T55">type</text:span></text:span><text:span text:style-name="Strong_20_Emphasis"><text:span text:style-name="T56">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57"> </text:span></text:span><text:span text:style-name="Strong_20_Emphasis"><text:span text:style-name="T70">and click the </text:span></text:span><text:span text:style-name="Strong_20_Emphasis"><text:span text:style-name="T94">Terminal</text:span></text:span><text:span text:style-name="Strong_20_Emphasis"><text:span text:style-name="T70"> icon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44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0">Type, or copy and paste, these t</text:span></text:span><text:span text:style-name="Strong_20_Emphasis"><text:span text:style-name="T71">hree</text:span></text:span><text:span text:style-name="Strong_20_Emphasis"><text:span text:style-name="T50"> commands, each followed by the</text:span></text:span><text:span text:style-name="Strong_20_Emphasis"><text:span text:style-name="T57"> </text:span></text:span><text:span text:style-name="Strong_20_Emphasis"><text:span text:style-name="T51">Enter</text:span></text:span><text:span text:style-name="Strong_20_Emphasis"><text:span text:style-name="T50"> key:<text:line-break/></text:span></text:span><text:span text:style-name="User_20_Entry"><text:span text:style-name="T152">sudo</text:span></text:span><text:span text:style-name="User_20_Entry"><text:span text:style-name="T153"> </text:span></text:span><text:span text:style-name="User_20_Entry"><text:span text:style-name="T152">apt install wget</text:span></text:span></text:p>
            <text:p text:style-name="P46"><text:span text:style-name="User_20_Entry"><text:span text:style-name="T153">wget karelzimmer.nl/</text:span></text:span><text:span text:style-name="User_20_Entry"><text:span text:style-name="T154">kz</text:span></text:span><text:span text:style-name="User_20_Entry"><text:span text:style-name="T153"><text:line-break/>bash </text:span></text:span><text:span text:style-name="User_20_Entry"><text:span text:style-name="T154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74"><text:span text:style-name="Strong_20_Emphasis"><text:span text:style-name="T5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2"/>
          </table:table-cell>
        </table:table-row>
        <table:table-row>
          <table:table-cell table:style-name="_31_._5f_Installatie_5f_voorbereiden.A1" office:value-type="string">
            <text:p text:style-name="P42"><text:span text:style-name="Strong_20_Emphasis"><text:span text:style-name="T47"><text:s/></text:span></text:span><text:span text:style-name="Strong_20_Emphasis"><text:span text:style-name="T78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2">Prepare the installation by pressing the</text:span></text:span><text:span text:style-name="Strong_20_Emphasis"><text:span text:style-name="T53"> </text:span></text:span><text:span text:style-name="Strong_20_Emphasis"><text:span text:style-name="T54">Super</text:span></text:span><text:span text:style-name="Strong_20_Emphasis"><text:span text:style-name="T52"> key</text:span></text:span><text:span text:style-name="Strong_20_Emphasis"><text:span text:style-name="T23"><text:note-ref text:note-class="footnote" text:reference-format="text" text:ref-name="ftn4">4</text:note-ref></text:span></text:span><text:span text:style-name="Strong_20_Emphasis"><text:span text:style-name="T52">, type </text:span></text:span><text:span text:style-name="Strong_20_Emphasis"><text:span text:style-name="T96">menu</text:span></text:span><text:span text:style-name="Strong_20_Emphasis"><text:span text:style-name="T52"> and click the </text:span></text:span><text:span text:style-name="Strong_20_Emphasis"><text:span text:style-name="T156">Install</text:span></text:span><text:span text:style-name="Strong_20_Emphasis"><text:span text:style-name="T157">ation</text:span></text:span><text:span text:style-name="Strong_20_Emphasis"><text:span text:style-name="T156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1_._5f_Installatie_5f_voorbereiden.A1" office:value-type="string">
            <text:p text:style-name="P42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60">Select </text:span></text:span><text:span text:style-name="Strong_20_Emphasis"><text:span text:style-name="T97">1 Preparing installation</text:span></text:span><text:span text:style-name="Strong_20_Emphasis"><text:span text:style-name="T60"> and </text:span></text:span><text:span text:style-name="Strong_20_Emphasis"><text:span text:style-name="T75">click </text:span></text:span><text:span text:style-name="Strong_20_Emphasis"><text:span text:style-name="T100">Continue</text:span></text:span><text:span text:style-name="Strong_20_Emphasis"><text:span text:style-name="T75">.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76"><text:span text:style-name="Strong_20_Emphasis"><text:span text:style-name="T59">Follow the instructions on the screen.</text:span></text:span></text:p>
          </table:table-cell>
        </table:table-row>
      </table:table>
      <text:p text:style-name="P61"><text:bookmark-start text:name="__RefNumPara__4009_1271708128"/><text:bookmark-end text:name="__RefNumPara__4009_1271708128"/><text:span text:style-name="Strong_20_Emphasis"><text:span text:style-name="T2"/></text:span></text:p>
      <text:list xml:id="list94703942712673" text:continue-numbering="true" text:style-name="L1">
        <text:list-item>
          <text:p text:style-name="P91"><text:bookmark-start text:name="__RefNumPara__4009_12717081281"/><text:span text:style-name="Strong_20_Emphasis"><text:span text:style-name="T191">Perform installation<text:line-break/></text:span></text:span><text:bookmark-end text:name="__RefNumPara__4009_12717081281"/></text:p>
        </text:list-item>
      </text:list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42"><text:span text:style-name="Strong_20_Emphasis"><text:span text:style-name="T47"><text:s/></text:span></text:span><text:span text:style-name="Strong_20_Emphasis"><text:span text:style-name="T78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0"><text:span text:style-name="T192">Boot the computer from an </text:span><text:span text:style-name="T164"><text:user-field-get text:name="Distro">Debian</text:user-field-get></text:span><text:span text:style-name="T165"><text:s/></text:span><text:span text:style-name="T165"><text:user-field-get text:name="Version">11</text:user-field-get></text:span><text:span text:style-name="Strong_20_Emphasis"><text:span text:style-name="T166"><text:s/></text:span></text:span><text:span text:style-name="T193">Live</text:span><text:span text:style-name="T117"><text:note text:id="ftn5" text:note-class="footnote"><text:note-citation>1</text:note-citation><text:note-body><text:p text:style-name="P7"><text:span text:style-name="T235">From a Live USB stick (or DVD) you can boot and work with</text:span> <text:span text:style-name="T196"><text:user-field-get text:name="Distro">Debian</text:user-field-get></text:span><text:span text:style-name="T197"><text:s/>without installing it</text:span>.</text:p></text:note-body></text:note></text:span><text:span text:style-name="T116"> USB stick</text:span><text:span text:style-name="T118"><text:note text:id="ftn6" text:note-class="footnote"><text:note-citation>2</text:note-citation><text:note-body><text:p text:style-name="P56"><text:span text:style-name="Strong_20_Emphasis"><text:span text:style-name="T133">Download a CD image file (.iso) from</text:span></text:span><text:span text:style-name="Strong_20_Emphasis"><text:span text:style-name="T130"> </text:span></text:span><text:a xlink:type="simple" xlink:href="https://www.debian.org/CD/live/" text:style-name="Internet_20_link" text:visited-style-name="Visited_20_Internet_20_Link"><text:span text:style-name="Strong_20_Emphasis"><text:span text:style-name="T238">debian.org/cd/live</text:span></text:span></text:a><text:span text:style-name="Strong_20_Emphasis"><text:span text:style-name="T130">, scroll down and click<text:line-break/></text:span></text:span><text:span text:style-name="Strong_20_Emphasis"><text:span text:style-name="T139">unofficial live images for </text:span></text:span><text:span text:style-name="Strong_20_Emphasis"><text:span text:style-name="T147">“</text:span></text:span><text:span text:style-name="Strong_20_Emphasis"><text:span text:style-name="T149">stable</text:span></text:span><text:span text:style-name="Strong_20_Emphasis"><text:span text:style-name="T147">”</text:span></text:span><text:span text:style-name="Strong_20_Emphasis"><text:span text:style-name="T139"> with firmware included</text:span></text:span><text:span text:style-name="Strong_20_Emphasis"><text:span text:style-name="T130">. <text:line-break/></text:span></text:span><text:span text:style-name="Strong_20_Emphasis"><text:span text:style-name="T134">Then click on</text:span></text:span><text:span text:style-name="Strong_20_Emphasis"><text:span text:style-name="T130"> </text:span></text:span><text:span text:style-name="Strong_20_Emphasis"><text:span text:style-name="T139">amd64/</text:span></text:span><text:span text:style-name="Strong_20_Emphasis"><text:span text:style-name="T130"> and after that</text:span></text:span><text:span text:style-name="Strong_20_Emphasis"><text:span text:style-name="T131"> o</text:span></text:span><text:span text:style-name="Strong_20_Emphasis"><text:span text:style-name="T134">n</text:span></text:span><text:span text:style-name="Strong_20_Emphasis"><text:span text:style-name="T131"> </text:span></text:span><text:span text:style-name="Strong_20_Emphasis"><text:span text:style-name="T139">iso-hybrid/</text:span></text:span><text:span text:style-name="Strong_20_Emphasis"><text:span text:style-name="T130">.<text:line-break/></text:span></text:span><text:span text:style-name="Strong_20_Emphasis"><text:span text:style-name="T134">Click on</text:span></text:span><text:span text:style-name="Strong_20_Emphasis"><text:span text:style-name="T132"> </text:span></text:span><text:span text:style-name="T140">debian-live-11...</text:span><text:span text:style-name="T141">-</text:span><text:span text:style-name="T140">amd-64-</text:span><text:span text:style-name="T141">gnome</text:span><text:span text:style-name="T142">+non-fre</text:span><text:span text:style-name="T143">e</text:span><text:span text:style-name="T142">.iso</text:span><text:span text:style-name="Strong_20_Emphasis"><text:span text:style-name="T129">.<text:line-break/></text:span></text:span><text:span text:style-name="Strong_20_Emphasis"><text:span text:style-name="T133">Insert a USB stick of at least 4 GB.<text:line-break/>Locate </text:span></text:span><text:span text:style-name="Strong_20_Emphasis"><text:span text:style-name="T144">disk</text:span></text:span><text:span text:style-name="Strong_20_Emphasis"><text:span text:style-name="T133"> and click the </text:span></text:span><text:span text:style-name="Strong_20_Emphasis"><text:span text:style-name="T145">Disks</text:span></text:span><text:span text:style-name="Strong_20_Emphasis"><text:span text:style-name="T133"> icon. Select the USB stick in the list of disks on the left and click </text:span></text:span><text:span text:style-name="Strong_20_Emphasis"><text:span text:style-name="T145">Disk </text:span></text:span><text:span text:style-name="Strong_20_Emphasis"><text:span text:style-name="T144">settings</text:span></text:span><text:span text:style-name="Strong_20_Emphasis"><text:span text:style-name="T133"> ⋮ (icon with the three dots) in the top right corner.</text:span></text:span></text:p><text:p text:style-name="P56"><text:span text:style-name="Strong_20_Emphasis"><text:span text:style-name="T133"><text:tab/>Choose </text:span></text:span><text:span text:style-name="Strong_20_Emphasis"><text:span text:style-name="T145">Restore Disk Image</text:span></text:span><text:span text:style-name="Strong_20_Emphasis"><text:span text:style-name="T133"> and select the CD image file (.iso) you just downloaded.</text:span></text:span></text:p><text:p text:style-name="P56"><text:span text:style-name="Strong_20_Emphasis"><text:span text:style-name="T135"><text:tab/>Click </text:span></text:span><text:span text:style-name="Strong_20_Emphasis"><text:span text:style-name="T146">Start Restore</text:span></text:span><text:span text:style-name="Strong_20_Emphasis"><text:span text:style-name="T135">, and then click </text:span></text:span><text:span text:style-name="Strong_20_Emphasis"><text:span text:style-name="T146">Restore</text:span></text:span><text:span text:style-name="Strong_20_Emphasis"><text:span text:style-name="T135">.</text:span></text:span></text:p><text:p text:style-name="P56"><text:span text:style-name="Strong_20_Emphasis"><text:span text:style-name="T135"><text:tab/>Or use the </text:span></text:span><text:span text:style-name="Strong_20_Emphasis"><text:span text:style-name="T146">Etcher</text:span></text:span><text:span text:style-name="Strong_20_Emphasis"><text:span text:style-name="T135"> program </text:span></text:span><text:span text:style-name="Strong_20_Emphasis"><text:span text:style-name="T136">(</text:span></text:span><text:a xlink:type="simple" xlink:href="https://www.balena.io/etcher/" text:style-name="Internet_20_link" text:visited-style-name="Visited_20_Internet_20_Link"><text:span text:style-name="Strong_20_Emphasis"><text:span text:style-name="T239">etcher.io</text:span></text:span></text:a><text:span text:style-name="Strong_20_Emphasis"><text:span text:style-name="T136">) </text:span></text:span><text:span text:style-name="Strong_20_Emphasis"><text:span text:style-name="T135">available for Windows, macOS, and Linux.</text:span></text:span></text:p></text:note-body></text:note></text:span><text:span text:style-name="T116"> </text:span><text:span text:style-name="T119">o</text:span><text:span text:style-name="T121">r</text:span><text:span text:style-name="T119"> </text:span><text:span text:style-name="T121">DVD</text:span><text:span text:style-name="T119">.</text:span></text:p>
            <text:p text:style-name="P81"><text:span text:style-name="T122">S</text:span><text:span text:style-name="T123">tart up</text:span><text:span text:style-name="T116"> menu/boot menu via </text:span><text:span text:style-name="Definition"><text:span text:style-name="T283">START</text:span></text:span><text:span text:style-name="Definition"><text:span text:style-name="T284">up</text:span></text:span><text:span text:style-name="Definition"><text:span text:style-name="T283">MEnU</text:span></text:span><text:span text:style-name="T116">, </text:span><text:span text:style-name="T123">settings/</text:span><text:span text:style-name="T120">setup</text:span><text:span text:style-name="T116"> via </text:span><text:span text:style-name="Definition"><text:span text:style-name="T14">SETTINGS</text:span></text:span><text:span text:style-name="T116">.</text:span></text:p>
          </table:table-cell>
        </table:table-row>
        <table:table-row>
          <table:table-cell table:style-name="_32_._5f_Installatie_5f_uitvoeren.A1" office:value-type="string">
            <text:p text:style-name="P42"><text:span text:style-name="Strong_20_Emphasis"><text:span text:style-name="T47"/></text:span></text:p>
          </table:table-cell>
          <table:table-cell table:style-name="_32_._5f_Installatie_5f_uitvoeren.A1" office:value-type="string">
            <text:p text:style-name="P34"><text:span text:style-name="Strong_20_Emphasis"><text:span text:style-name="T81">Choose </text:span></text:span><text:span text:style-name="Strong_20_Emphasis"><text:span text:style-name="T106">In</text:span></text:span><text:span text:style-name="Strong_20_Emphasis"><text:span text:style-name="T107">stall Ubuntu</text:span></text:span><text:span text:style-name="Strong_20_Emphasis"><text:span text:style-name="T85"> and press the </text:span></text:span><text:span text:style-name="Strong_20_Emphasis"><text:span text:style-name="T80">Enter</text:span></text:span><text:span text:style-name="Strong_20_Emphasis"><text:span text:style-name="T79"> </text:span></text:span><text:span text:style-name="Strong_20_Emphasis"><text:span text:style-name="T81">key</text:span></text:span><text:span text:style-name="Strong_20_Emphasis"><text:span text:style-name="T82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5"><text:span text:style-name="Strong_20_Emphasis"><text:span text:style-name="T29">P</text:span></text:span><text:span text:style-name="Strong_20_Emphasis"><text:span text:style-name="T26">ress the</text:span></text:span><text:span text:style-name="Strong_20_Emphasis"><text:span text:style-name="T27"> </text:span></text:span><text:span text:style-name="Strong_20_Emphasis"><text:span text:style-name="T28">Enter</text:span></text:span><text:span text:style-name="Strong_20_Emphasis"><text:span text:style-name="T26"> key </text:span></text:span><text:span text:style-name="Strong_20_Emphasis"><text:span text:style-name="T126">(</text:span></text:span><text:span text:style-name="Strong_20_Emphasis"><text:span text:style-name="T127">Debian GNU/Linux Live</text:span></text:span><text:span text:style-name="Strong_20_Emphasis"><text:span text:style-name="T126"> is </text:span></text:span><text:span text:style-name="Strong_20_Emphasis"><text:span text:style-name="T30">already selected</text:span></text:span><text:span text:style-name="Strong_20_Emphasis"><text:span text:style-name="T31">)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7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59">Follow the instructions on the screen</text:span></text:span><text:span text:style-name="Strong_20_Emphasis"><text:span text:style-name="T72">s</text:span></text:span><text:span text:style-name="Strong_20_Emphasis"><text:span text:style-name="T59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"><text:span text:style-name="Strong_20_Emphasis"><text:span text:style-name="T41"><text:s/></text:span></text:span><text:span text:style-name="Strong_20_Emphasis"><text:span text:style-name="T77"><draw:control text:anchor-type="as-char" draw:z-index="13" draw:name="Vorm11_0" draw:style-name="gr1" draw:text-style-name="P95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36">When the </text:span></text:span><text:span text:style-name="Strong_20_Emphasis"><text:span text:style-name="T102">Wireless</text:span></text:span><text:span text:style-name="Strong_20_Emphasis"><text:span text:style-name="T36"> screen appears, choose the wireless network, connect, and click </text:span></text:span><text:span text:style-name="Strong_20_Emphasis"><text:span text:style-name="T102">Continue</text:span></text:span><text:span text:style-name="Strong_20_Emphasis"><text:span text:style-name="T36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5"><text:span text:style-name="Strong_20_Emphasis"><text:span text:style-name="T47"><text:s/></text:span></text:span><text:span text:style-name="Strong_20_Emphasis"><text:span text:style-name="T78"><draw:control text:anchor-type="as-char" draw:z-index="9" draw:name="Vorm13_1" draw:style-name="gr1" draw:text-style-name="P9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33">Start the installation by clicking </text:span></text:span><text:span text:style-name="Strong_20_Emphasis"><text:span text:style-name="T101">Activities</text:span></text:span><text:span text:style-name="Strong_20_Emphasis"><text:span text:style-name="T33"> and clicking </text:span></text:span><text:span text:style-name="Strong_20_Emphasis"><text:span text:style-name="T101">Install Debia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8"><text:span text:style-name="Strong_20_Emphasis"><text:span text:style-name="T47"><text:s/></text:span></text:span><text:span text:style-name="Strong_20_Emphasis"><text:span text:style-name="T78"><draw:control text:anchor-type="as-char" draw:z-index="10" draw:name="Vorm13_4" draw:style-name="gr1" draw:text-style-name="P95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54"><text:span text:style-name="T15">At </text:span><text:span text:style-name="T16">Partitions</text:span><text:span text:style-name="T15"> select the desired option and click </text:span><text:span text:style-name="T16">Next</text:span><text:span text:style-name="T15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42"><text:span text:style-name="Strong_20_Emphasis"><text:span text:style-name="T47"><text:s/></text:span></text:span><text:span text:style-name="Strong_20_Emphasis"><text:span text:style-name="T78"><draw:control text:anchor-type="as-char" draw:z-index="3" draw:name="Vorm13" draw:style-name="gr1" draw:text-style-name="P95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84">At </text:span></text:span><text:span text:style-name="Strong_20_Emphasis"><text:span text:style-name="T105">Users</text:span></text:span><text:span text:style-name="Strong_20_Emphasis"><text:span text:style-name="T88">, </text:span></text:span><text:span text:style-name="Strong_20_Emphasis"><text:span text:style-name="T83">enter your </text:span></text:span><text:span text:style-name="Strong_20_Emphasis"><text:span text:style-name="T105">What is your name</text:span></text:span><text:span text:style-name="Strong_20_Emphasis"><text:span text:style-name="T104"> </text:span></text:span><text:span text:style-name="Definition"><text:span text:style-name="T11">USER</text:span></text:span><text:span text:style-name="Strong_20_Emphasis"><text:span text:style-name="T89">, <text:line-break/></text:span></text:span><text:span text:style-name="Strong_20_Emphasis"><text:span text:style-name="T113">What name do you want to use to log in</text:span></text:span><text:span text:style-name="Strong_20_Emphasis"><text:span text:style-name="T90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90">,<text:line-break/></text:span></text:span><text:span text:style-name="Strong_20_Emphasis"><text:span text:style-name="T114">What is the na</text:span></text:span><text:span text:style-name="Strong_20_Emphasis"><text:span text:style-name="T113">me of </text:span></text:span><text:span text:style-name="Strong_20_Emphasis"><text:span text:style-name="T115">this</text:span></text:span><text:span text:style-name="Strong_20_Emphasis"><text:span text:style-name="T113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90">,<text:line-break/></text:span></text:span><text:span text:style-name="Strong_20_Emphasis"><text:span text:style-name="T91">enter a password twice, and click </text:span></text:span><text:span text:style-name="Strong_20_Emphasis"><text:span text:style-name="T108">Next</text:span></text:span><text:span text:style-name="Strong_20_Emphasis"><text:span text:style-name="T91">.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42"><text:span text:style-name="Strong_20_Emphasis"><text:span text:style-name="T47"><text:s/></text:span></text:span><text:span text:style-name="Strong_20_Emphasis"><text:span text:style-name="T78"><draw:control text:anchor-type="as-char" draw:z-index="4" draw:name="Vorm14" draw:style-name="gr1" draw:text-style-name="P9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37">At </text:span></text:span><text:span text:style-name="Strong_20_Emphasis"><text:span text:style-name="T103">Summary</text:span></text:span><text:span text:style-name="Strong_20_Emphasis"><text:span text:style-name="T37"> check the summary and click </text:span></text:span><text:span text:style-name="Strong_20_Emphasis"><text:span text:style-name="T103">Install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84"/>
          </table:table-cell>
        </table:table-row>
        <table:table-row>
          <table:table-cell table:style-name="_32_._5f_Installatie_5f_uitvoeren.A1" office:value-type="string">
            <text:p text:style-name="P89"><text:span text:style-name="Strong_20_Emphasis"><text:span text:style-name="T47"><text:s/></text:span></text:span><text:span text:style-name="Strong_20_Emphasis"><text:span text:style-name="T78"><draw:control text:anchor-type="as-char" draw:z-index="22" draw:name="Vorm 1" draw:style-name="gr1" draw:text-style-name="P95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65"><text:span text:style-name="T288">At</text:span> <text:span text:style-name="T286">Finish</text:span> click <text:span text:style-name="T287">Done</text:span>.</text:p>
          </table:table-cell>
        </table:table-row>
      </table:table>
      <text:p text:style-name="P39"><text:span text:style-name="Strong_20_Emphasis"><text:span text:style-name="T86"/></text:span></text:p>
      <text:list xml:id="list94703968056289" text:continue-numbering="true" text:style-name="L1">
        <text:list-item>
          <text:p text:style-name="P94"><text:span text:style-name="Strong_20_Emphasis"><text:span text:style-name="T112">Finish installation</text:span></text:span></text:p>
        </text:list-item>
      </text:list>
      <text:p text:style-name="P40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43"><text:span text:style-name="Strong_20_Emphasis"><text:span text:style-name="T47"><text:s/></text:span></text:span><text:span text:style-name="Strong_20_Emphasis"><text:span text:style-name="T78"><draw:control text:anchor-type="as-char" draw:z-index="5" draw:name="Vorm22" draw:style-name="gr1" draw:text-style-name="P9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34">Log in as </text:span></text:span><text:span text:style-name="Definition"><text:span text:style-name="T10">US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30"><text:span text:style-name="Strong_20_Emphasis"><text:span text:style-name="T124"><text:s/></text:span></text:span><text:span text:style-name="Strong_20_Emphasis"><text:span text:style-name="T125"><draw:control text:anchor-type="as-char" draw:z-index="23" draw:name="Vorm24" draw:style-name="gr1" draw:text-style-name="P95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28"><text:span text:style-name="Strong_20_Emphasis"><text:span text:style-name="T24">Follow the instructions on the screen</text:span></text:span><text:span text:style-name="Strong_20_Emphasis"><text:span text:style-name="T25">s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2"><text:span text:style-name="Strong_20_Emphasis"><text:span text:style-name="T47"><text:s/></text:span></text:span><text:span text:style-name="Strong_20_Emphasis"><text:span text:style-name="T78"><draw:control text:anchor-type="as-char" draw:z-index="8" draw:name="Vorm4_1" draw:style-name="gr1" draw:text-style-name="P9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47">Install </text:span></text:span><text:span text:style-name="Strong_20_Emphasis"><text:span text:style-name="T49">pa</text:span></text:span><text:span text:style-name="Strong_20_Emphasis"><text:span text:style-name="T68">ckage</text:span></text:span><text:span text:style-name="Strong_20_Emphasis"><text:span text:style-name="T49"> kz</text:span></text:span><text:span text:style-name="Strong_20_Emphasis"><text:span text:style-name="T49"><text:note text:id="ftn7" text:note-class="footnote"><text:note-citation>1</text:note-citation><text:note-body><text:p text:style-name="P55"><text:span text:style-name="T27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0">karelzimmer.nl</text:span></text:span></text:a><text:span text:style-name="T279">) for installing and managing Debian and Debian based systems like Ubuntu.</text:span></text:p></text:note-body></text:note></text:span></text:span><text:span text:style-name="Strong_20_Emphasis"><text:span text:style-name="T49"> by pressing the </text:span></text:span><text:span text:style-name="Strong_20_Emphasis"><text:span text:style-name="T54">Super</text:span></text:span><text:span text:style-name="Strong_20_Emphasis"><text:span text:style-name="T45"> </text:span></text:span><text:span text:style-name="Strong_20_Emphasis"><text:span text:style-name="T69">key</text:span></text:span><text:span text:style-name="Strong_20_Emphasis"><text:span text:style-name="T22"><text:note text:id="ftn8" text:note-class="footnote"><text:note-citation>2</text:note-citation><text:note-body><text:p text:style-name="P2">The <text:span text:style-name="T285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52">, </text:span></text:span><text:span text:style-name="Strong_20_Emphasis"><text:span text:style-name="T55">type</text:span></text:span><text:span text:style-name="Strong_20_Emphasis"><text:span text:style-name="T56">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57"> </text:span></text:span><text:span text:style-name="Strong_20_Emphasis"><text:span text:style-name="T70">and click the </text:span></text:span><text:span text:style-name="Strong_20_Emphasis"><text:span text:style-name="T94">Terminal</text:span></text:span><text:span text:style-name="Strong_20_Emphasis"><text:span text:style-name="T70"> icon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44"><text:span text:style-name="Strong_20_Emphasis"><text:span text:style-name="T47"/></text:span></text:p>
          </table:table-cell>
          <table:table-cell table:style-name="_33_._5f_Installatie_5f_afronden.A1" office:value-type="string">
            <text:p text:style-name="P86"><text:span text:style-name="T13">Type, or copy and paste, these two commands, each followed by the</text:span><text:span text:style-name="Strong_20_Emphasis"><text:span text:style-name="T57"> </text:span></text:span><text:span text:style-name="Strong_20_Emphasis"><text:span text:style-name="T51">Enter</text:span></text:span><text:span text:style-name="T13"> key:</text:span><text:span text:style-name="Strong_20_Emphasis"><text:span text:style-name="T50"><text:line-break/></text:span></text:span><text:span text:style-name="User_20_Entry"><text:span text:style-name="T153">wget karelzimmer.nl/</text:span></text:span><text:span text:style-name="User_20_Entry"><text:span text:style-name="T155">kz</text:span></text:span><text:span text:style-name="User_20_Entry"><text:span text:style-name="T153"><text:line-break/>bash </text:span></text:span><text:span text:style-name="User_20_Entry"><text:span text:style-name="T155">kz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75"><text:span text:style-name="Strong_20_Emphasis"><text:span text:style-name="T5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43"><text:span text:style-name="Strong_20_Emphasis"><text:span text:style-name="T47"><text:s/></text:span></text:span><text:span text:style-name="Strong_20_Emphasis"><text:span text:style-name="T78"><draw:control text:anchor-type="as-char" draw:z-index="6" draw:name="Vorm33" draw:style-name="gr1" draw:text-style-name="P9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63">Complete the installation by pressing the </text:span></text:span><text:span text:style-name="Strong_20_Emphasis"><text:span text:style-name="T58"><text:s/></text:span></text:span><text:span text:style-name="Strong_20_Emphasis"><text:span text:style-name="T54">Super</text:span></text:span><text:span text:style-name="Strong_20_Emphasis"><text:span text:style-name="T63"> key</text:span></text:span><text:span text:style-name="Strong_20_Emphasis"><text:span text:style-name="T22"><text:note-ref text:note-class="footnote" text:reference-format="text" text:ref-name="ftn8">2</text:note-ref></text:span></text:span><text:span text:style-name="Strong_20_Emphasis"><text:span text:style-name="T63">, type </text:span></text:span><text:span text:style-name="Strong_20_Emphasis"><text:span text:style-name="T98">menu</text:span></text:span><text:span text:style-name="Strong_20_Emphasis"><text:span text:style-name="T63"> and click the </text:span></text:span><text:span text:style-name="Strong_20_Emphasis"><text:span text:style-name="T158">Install</text:span></text:span><text:span text:style-name="Strong_20_Emphasis"><text:span text:style-name="T159">ation</text:span></text:span><text:span text:style-name="Strong_20_Emphasis"><text:span text:style-name="T158"> menu</text:span></text:span><text:span text:style-name="Strong_20_Emphasis"><text:span text:style-name="T63"> icon.</text:span></text:span></text:p>
          </table:table-cell>
        </table:table-row>
        <table:table-row>
          <table:table-cell table:style-name="_33_._5f_Installatie_5f_afronden.A1" office:value-type="string">
            <text:p text:style-name="P43"><text:span text:style-name="Strong_20_Emphasis"><text:span text:style-name="T47"/></text:span></text:p>
          </table:table-cell>
          <table:table-cell table:style-name="_33_._5f_Installatie_5f_afronden.A1" office:value-type="string">
            <text:p text:style-name="P88"><text:span text:style-name="Strong_20_Emphasis"><text:span text:style-name="T61">Se</text:span></text:span><text:span text:style-name="Strong_20_Emphasis"><text:span text:style-name="T73">lect</text:span></text:span><text:span text:style-name="Strong_20_Emphasis"><text:span text:style-name="T61"> </text:span></text:span><text:span text:style-name="Strong_20_Emphasis"><text:span text:style-name="T109">3</text:span></text:span><text:span text:style-name="Strong_20_Emphasis"><text:span text:style-name="T87"> </text:span></text:span><text:span text:style-name="Strong_20_Emphasis"><text:span text:style-name="T110">Finish installatio</text:span></text:span><text:span text:style-name="Strong_20_Emphasis"><text:span text:style-name="T111">n</text:span></text:span><text:span text:style-name="Strong_20_Emphasis"><text:span text:style-name="T62"> </text:span></text:span><text:span text:style-name="Strong_20_Emphasis"><text:span text:style-name="T60">and </text:span></text:span><text:span text:style-name="Strong_20_Emphasis"><text:span text:style-name="T75">click </text:span></text:span><text:span text:style-name="Strong_20_Emphasis"><text:span text:style-name="T100">Continue</text:span></text:span><text:span text:style-name="Strong_20_Emphasis"><text:span text:style-name="T75">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77"><text:span text:style-name="Strong_20_Emphasis"><text:span text:style-name="T59">Follow the instructions on the screen.</text:span></text:span></text:p>
          </table:table-cell>
        </table:table-row>
      </table:table>
      <text:p text:style-name="P40"><text:span text:style-name="Strong_20_Emphasis"><text:span text:style-name="T34"><text:tab/></text:span></text:span></text:p>
      <text:p text:style-name="P41"><text:span text:style-name="Strong_20_Emphasis"><text:span text:style-name="T59"/></text:span></text:p>
      <text:list xml:id="list94703295725542" text:continue-numbering="true" text:style-name="L1">
        <text:list-item>
          <text:p text:style-name="P93"><text:span text:style-name="Strong_20_Emphasis"><text:span text:style-name="T17">P</text:span></text:span><text:span text:style-name="Strong_20_Emphasis"><text:span text:style-name="T264">rovision user</text:span></text:span></text:p>
        </text:list-item>
      </text:list>
      <text:p text:style-name="P59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0"><text:span text:style-name="Strong_20_Emphasis"><text:span text:style-name="T47"><text:s/></text:span></text:span><text:span text:style-name="Strong_20_Emphasis"><text:span text:style-name="T78"><draw:control text:anchor-type="as-char" draw:z-index="11" draw:name="Vorm36_0" draw:style-name="gr1" draw:text-style-name="P95" svg:width="0.35cm" svg:height="0.35cm" draw:control="control12"/></text:span></text:span></text:p>
          </table:table-cell>
          <table:table-cell table:style-name="Tabel2.A1" office:value-type="string">
            <text:p text:style-name="P35"><text:span text:style-name="Strong_20_Emphasis"><text:span text:style-name="T38">Log in as</text:span></text:span><text:span text:style-name="Strong_20_Emphasis"><text:span text:style-name="T34"> </text:span></text:span><text:span text:style-name="Definition"><text:span text:style-name="T10">USER</text:span></text:span><text:span text:style-name="Strong_20_Emphasis"><text:span text:style-name="T48"><text:note text:id="ftn9" text:note-class="footnote"><text:note-citation>1</text:note-citation><text:note-body><text:p text:style-name="P53"><text:span text:style-name="User_20_Entry"><text:span text:style-name="T162">Login any additional </text:span></text:span><text:span text:style-name="Definition"><text:span text:style-name="T236">USER</text:span></text:span><text:span text:style-name="User_20_Entry"><text:span text:style-name="T163">s </text:span></text:span><text:span text:style-name="User_20_Entry"><text:span text:style-name="T162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51"><text:span text:style-name="Strong_20_Emphasis"><text:span text:style-name="T47"><text:s/></text:span></text:span><text:span text:style-name="Strong_20_Emphasis"><text:span text:style-name="T78"><draw:control text:anchor-type="as-char" draw:z-index="12" draw:name="Vorm36_2" draw:style-name="gr1" draw:text-style-name="P95" svg:width="0.35cm" svg:height="0.35cm" draw:control="control13"/></text:span></text:span></text:p>
          </table:table-cell>
          <table:table-cell table:style-name="Tabel2.A1" office:value-type="string">
            <text:p text:style-name="P36"><text:span text:style-name="Strong_20_Emphasis"><text:span text:style-name="T64">Set up the</text:span></text:span><text:span text:style-name="Strong_20_Emphasis"><text:span text:style-name="T65"> </text:span></text:span><text:span text:style-name="Definition"><text:span text:style-name="T280">USER</text:span></text:span><text:span text:style-name="Strong_20_Emphasis"><text:span text:style-name="T64"> by pressing the </text:span></text:span><text:span text:style-name="Strong_20_Emphasis"><text:span text:style-name="T54">Super</text:span></text:span><text:span text:style-name="Strong_20_Emphasis"><text:span text:style-name="T64"> key</text:span></text:span><text:span text:style-name="Strong_20_Emphasis"><text:span text:style-name="T22"><text:note text:id="ftn10" text:note-class="footnote"><text:note-citation>2</text:note-citation><text:note-body><text:p text:style-name="P2">The <text:span text:style-name="T285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64">, type </text:span></text:span><text:span text:style-name="Strong_20_Emphasis"><text:span text:style-name="T99">menu</text:span></text:span><text:span text:style-name="Strong_20_Emphasis"><text:span text:style-name="T64"> and click on the </text:span></text:span><text:span text:style-name="Strong_20_Emphasis"><text:span text:style-name="T160">Install</text:span></text:span><text:span text:style-name="Strong_20_Emphasis"><text:span text:style-name="T161">ation</text:span></text:span><text:span text:style-name="Strong_20_Emphasis"><text:span text:style-name="T160"> menu</text:span></text:span><text:span text:style-name="Strong_20_Emphasis"><text:span text:style-name="T64"> icon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37"><text:span text:style-name="Strong_20_Emphasis"><text:span text:style-name="T74">Select</text:span></text:span><text:span text:style-name="Strong_20_Emphasis"><text:span text:style-name="T61"> </text:span></text:span><text:span text:style-name="Strong_20_Emphasis"><text:span text:style-name="T109">4 </text:span></text:span><text:span text:style-name="Strong_20_Emphasis"><text:span text:style-name="T95">Provision user</text:span></text:span><text:span text:style-name="Strong_20_Emphasis"><text:span text:style-name="T62"> </text:span></text:span><text:span text:style-name="Strong_20_Emphasis"><text:span text:style-name="T60">and </text:span></text:span><text:span text:style-name="Strong_20_Emphasis"><text:span text:style-name="T75">click </text:span></text:span><text:span text:style-name="Strong_20_Emphasis"><text:span text:style-name="T100">Continue</text:span></text:span><text:span text:style-name="Strong_20_Emphasis"><text:span text:style-name="T75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78"><text:span text:style-name="Strong_20_Emphasis"><text:span text:style-name="T59">Follow the instructions on the screen.</text:span></text:span></text:p>
          </table:table-cell>
        </table:table-row>
      </table:table>
      <text:p text:style-name="P33"><text:span text:style-name="Strong_20_Emphasis"><text:span text:style-name="T66"/></text:span></text:p>
      <text:p text:style-name="P27"/>
      <text:p text:style-name="P27"/>
      <text:p text:style-name="P87"><text:span text:style-name="T170">End of checklist,</text:span><text:span text:style-name="T167"> </text:span><text:span text:style-name="T167"><text:user-field-get text:name="Distro">Debian</text:user-field-get></text:span><text:span text:style-name="T165"><text:s/></text:span><text:span text:style-name="T165"><text:user-field-get text:name="Version">11</text:user-field-get></text:span><text:span text:style-name="Strong_20_Emphasis"><text:span text:style-name="T166"><text:s/></text:span></text:span><text:span text:style-name="Strong_20_Emphasis"><text:span text:style-name="T168">LTS </text:span></text:span><text:span text:style-name="Strong_20_Emphasis"><text:span text:style-name="T169"><text:user-field-get text:name="Edition">desktop</text:user-field-get></text:span></text:span><text:span text:style-name="Strong_20_Emphasis"><text:span text:style-name="T169"><text:s/></text:span></text:span><text:span text:style-name="Strong_20_Emphasis"><text:span text:style-name="T170">installation is complete.</text:span></text:span></text:p>
      <text:p text:style-name="P60"/>
      <text:p text:style-name="P69"><text:span text:style-name="Emphasis"><text:span text:style-name="T270">Written</text:span></text:span><text:span text:style-name="Emphasis"><text:span text:style-name="T265"> </text:span></text:span><text:span text:style-name="Emphasis"><text:span text:style-name="T266">in </text:span></text:span><text:span text:style-name="Strong_20_Emphasis"><text:span text:style-name="T59"><text:user-field-get style:data-style-name="N0" text:name="Releaseyear">2021</text:user-field-get></text:span></text:span><text:span text:style-name="Emphasis"><text:span text:style-name="T267"><text:s/></text:span></text:span><text:span text:style-name="Emphasis"><text:span text:style-name="T270">by</text:span></text:span><text:span text:style-name="Emphasis"><text:span text:style-name="T26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8">Karel Zimmer</text:span></text:span></text:a><text:span text:style-name="Emphasis"><text:span text:style-name="T265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69">Creative Commons </text:span></text:span></text:a><text:a xlink:type="simple" xlink:href="http://creativecommons.org/publicdomain/zero/1.0/deed.nl" text:style-name="Internet_20_link" text:visited-style-name="Visited_20_Internet_20_Link"><text:span text:style-name="Emphasis"><text:span text:style-name="T271">Public Domain Dedication</text:span></text:span></text:a><text:span text:style-name="Emphasis"><text:span text:style-name="T26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4-01T09:47:02.271475824">01/04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01T09:47:01.118356339</dc:date>
    <meta:keyword>Installatie</meta:keyword>
    <meta:keyword>Checklist</meta:keyword>
    <meta:keyword>Linux</meta:keyword>
    <meta:editing-cycles>6780</meta:editing-cycles>
    <meta:editing-duration>P11DT22H37M56S</meta:editing-duration>
    <meta:print-date>2021-03-23T20:07:57.967210640</meta:print-date>
    <dc:creator>Karel Zimmer</dc:creator>
    <meta:document-statistic meta:table-count="4" meta:image-count="0" meta:object-count="0" meta:page-count="4" meta:paragraph-count="83" meta:word-count="714" meta:character-count="4415" meta:non-whitespace-character-count="3718"/>
    <meta:user-defined meta:name="Info 1"/>
    <meta:user-defined meta:name="Info 2"/>
    <meta:user-defined meta:name="Info 3"/>
    <meta:user-defined meta:name="Info 4"/>
  </office:meta>
</office:document-meta>
</file>